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806in" fo:margin-left="0in" fo:margin-top="0in" fo:margin-bottom="0in" table:align="left" style:writing-mode="lr-tb"/>
    </style:style>
    <style:style style:name="Table1.A" style:family="table-column">
      <style:table-column-properties style:column-width="0.4958in"/>
    </style:style>
    <style:style style:name="Table1.B" style:family="table-column">
      <style:table-column-properties style:column-width="4.9375in"/>
    </style:style>
    <style:style style:name="Table1.C" style:family="table-column">
      <style:table-column-properties style:column-width="1.7472in"/>
    </style:style>
    <style:style style:name="Table1.1" style:family="table-row">
      <style:table-row-properties style:min-row-height="0.249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-left="0.078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3126in"/>
          <style:tab-stop style:position="3.25in"/>
          <style:tab-stop style:position="6.311in" style:type="center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3126in"/>
          <style:tab-stop style:position="1.3752in"/>
          <style:tab-stop style:position="3.5in"/>
          <style:tab-stop style:position="5.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3126in"/>
          <style:tab-stop style:position="1.3752in"/>
          <style:tab-stop style:position="3.5in"/>
          <style:tab-stop style:position="6.311in" style:type="center"/>
        </style:tab-stops>
      </style:paragraph-properties>
      <style:text-properties officeooo:paragraph-rsid="00042aa7"/>
    </style:style>
    <style:style style:name="P5" style:family="paragraph" style:parent-style-name="Standard">
      <style:paragraph-properties>
        <style:tab-stops>
          <style:tab-stop style:position="1in" style:type="center"/>
          <style:tab-stop style:position="5.1909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 style:type="center"/>
          <style:tab-stop style:position="5.1909in"/>
        </style:tab-stops>
      </style:paragraph-properties>
      <style:text-properties fo:font-size="12pt" officeooo:paragraph-rsid="003590f4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0.3126in"/>
          <style:tab-stop style:position="1.3764in"/>
          <style:tab-stop style:position="5.1909in"/>
        </style:tab-stops>
      </style:paragraph-properties>
      <style:text-properties fo:font-size="12pt" officeooo:paragraph-rsid="0037778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1.5in" style:type="center"/>
          <style:tab-stop style:position="5.5in"/>
        </style:tab-stops>
      </style:paragraph-properties>
      <style:text-properties fo:font-size="14pt" fo:font-weight="bold" style:font-size-asian="14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3126in"/>
          <style:tab-stop style:position="1.3752in"/>
          <style:tab-stop style:position="5.5in"/>
        </style:tab-stops>
      </style:paragraph-properties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0.3126in"/>
          <style:tab-stop style:position="5.1909in"/>
        </style:tab-stops>
      </style:paragraph-properties>
    </style:style>
    <style:style style:name="P12" style:family="paragraph" style:parent-style-name="Standard">
      <style:paragraph-properties fo:margin-top="0.0398in" fo:margin-bottom="0.0398in" loext:contextual-spacing="false" fo:line-height="100%"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top="0.0398in" fo:margin-bottom="0.0398in" loext:contextual-spacing="false" fo:line-height="100%" fo:text-align="center" style:justify-single-word="false"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top="0.0398in" fo:margin-bottom="0.0398in" loext:contextual-spacing="false" fo:line-height="100%" fo:text-align="end" style:justify-single-word="false"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top="0.0398in" fo:margin-bottom="0.0398in" loext:contextual-spacing="false" fo:line-height="100%" fo:text-align="center" style:justify-single-word="false">
        <style:tab-stops>
          <style:tab-stop style:position="0.3126in"/>
          <style:tab-stop style:position="1.3752in"/>
          <style:tab-stop style:position="5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42aa7" style:font-size-asian="12pt" style:font-size-complex="12pt"/>
    </style:style>
    <style:style style:name="T3" style:family="text">
      <style:text-properties fo:font-size="11.5pt" style:font-size-asian="11.5pt" style:font-size-complex="11.5pt"/>
    </style:style>
    <style:style style:name="T4" style:family="text">
      <style:text-properties officeooo:rsid="003e8f9e"/>
    </style:style>
    <style:style style:name="T5" style:family="text">
      <style:text-properties officeooo:rsid="004249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ố phiếu" text:name="py3o.objects.number"/>
        <text:user-field-decl office:value-type="string" office:string-value="Người nhận" text:name="py3o.objects.partner_id.name"/>
        <text:user-field-decl office:value-type="string" office:string-value="Lí do" text:name="py3o.objects.comment"/>
        <text:user-field-decl office:value-type="string" office:string-value="Nội dung" text:name="py3o.line.name"/>
        <text:user-field-decl office:value-type="string" office:string-value="Số tiền" text:name="py3o.objects.amount_total"/>
      </text:user-field-decls>
      <text:p text:style-name="P11"><text:tab/>CÔNG TY CỔ PHẦN ODS<text:tab/><text:span text:style-name="T1">Số phiếu :</text:span> <text:span text:style-name="T1"><text:user-field-get text:name="py3o.objects.number">Số phiếu</text:user-field-get></text:span></text:p>
      <text:p text:style-name="P5"><text:span text:style-name="T3"><text:tab/>54 C1, Phường 13, Quận Tân Bình, TP.HCM<text:tab/></text:span><text:span text:style-name="T1">Ngày chi : </text:span><text:span text:style-name="T1"><text:text-input text:description="py3o://function=&quot;objects.format_date(objects.date_invoice)&quot;">Ngày chi</text:text-input></text:span></text:p>
      <text:p text:style-name="P9">PHIẾU CHI</text:p>
      <text:p text:style-name="P6"><text:tab/>Người nhận : <text:s text:c="2"/><text:tab/><text:user-field-get text:name="py3o.objects.partner_id.name">Người nhận</text:user-field-get></text:p>
      <text:p text:style-name="P6"><text:tab/>Lí do chi <text:s/>:<text:tab/><text:user-field-get text:name="py3o.objects.comment">Lí do</text:user-field-get></text:p>
      <text:p text:style-name="P8"><text:span text:style-name="T4"><text:tab/>Số tiền <text:s text:c="2"/>: <text:tab/></text:span><text:text-input text:description="py3o://function=&quot;objects.format_number_amount()&quot;">Ngày chi</text:text-input></text:p>
      <text:p text:style-name="P6"><text:tab/><text:span text:style-name="T5">Bằng chữ : <text:tab/></text:span><text:span text:style-name="T5"><text:text-input text:description="py3o://function=&quot;objects.convert_money_to_string()&quot;">Bằng chữ</text:text-input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STT</text:p>
          </table:table-cell>
          <table:table-cell table:style-name="Table1.A1" office:value-type="string">
            <text:p text:style-name="P15">Nội dung</text:p>
          </table:table-cell>
          <table:table-cell table:style-name="Table1.A1" office:value-type="string">
            <text:p text:style-name="P15">Số tiền (VNĐ)</text:p>
          </table:table-cell>
        </table:table-row>
        <table:table-row table:style-name="Table1.2">
          <table:table-cell table:style-name="Table1.A2" table:number-columns-spanned="3" office:value-type="string">
            <text:p text:style-name="P10"><text:a xlink:type="simple" xlink:href="py3o://for=%22line%20in%20objects.invoice_line_ids%22" text:style-name="Internet_20_link" text:visited-style-name="Visited_20_Internet_20_Link"><text:span text:style-name="T2">for="line in objects.invoice_line_ids"</text:span></text:a>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3"><text:text-input text:description="py3o://function=&quot;objects.get_index_line(line)&quot;">STT</text:text-input></text:p>
          </table:table-cell>
          <table:table-cell table:style-name="Table1.A2" office:value-type="string">
            <text:p text:style-name="P12"><text:user-field-get text:name="py3o.line.name">Nội dung</text:user-field-get></text:p>
          </table:table-cell>
          <table:table-cell table:style-name="Table1.A2" office:value-type="string">
            <text:p text:style-name="P14"><text:text-input text:description="py3o://function=&quot;objects.format_number_line(line)&quot;">Số tiền</text:text-input></text:p>
          </table:table-cell>
        </table:table-row>
        <table:table-row table:style-name="Table1.4">
          <table:table-cell table:style-name="Table1.A2" table:number-columns-spanned="3" office:value-type="string">
            <text:p text:style-name="P10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</table:table-row>
      </table:table>
      <text:p text:style-name="P1"/>
      <text:p text:style-name="P1"/>
      <text:p text:style-name="P7"/>
      <text:p text:style-name="P1"/>
      <text:p text:style-name="P2"><text:tab/>Người duyệt <text:tab/>Thủ quỷ<text:tab/>Người nhận<text:bookmark text:name="_GoBack"/></text:p>
      <text:p text:style-name="P1"/>
      <text:p text:style-name="P3"/>
      <text:p text:style-name="P4"><text:tab/><text:tab/><text:tab/><text:tab/><text:span text:style-name="T1"><text:user-field-get text:name="py3o.objects.partner_id.name">Người nhận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en" fo:country="US" style:letter-kerning="false" style:font-name-asian="Calibri" style:font-size-asian="13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3pt" fo:language="en" fo:country="US" style:letter-kerning="false" style:font-name-asian="Calibri" style:font-size-asian="13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5.8272in" style:num-format="1" style:print-orientation="landscape" fo:margin-top="0.4374in" fo:margin-bottom="0.3752in" fo:margin-left="0.5626in" fo:margin-right="0.5181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</meta:initial-creator>
    <meta:editing-cycles>52</meta:editing-cycles>
    <meta:creation-date>2018-12-03T04:11:00</meta:creation-date>
    <dc:date>2018-12-05T15:27:58.597000000</dc:date>
    <meta:editing-duration>PT2H23M4S</meta:editing-duration>
    <meta:generator>LibreOffice/6.1.3.2$Windows_X86_64 LibreOffice_project/86daf60bf00efa86ad547e59e09d6bb77c699acb</meta:generator>
    <meta:document-statistic meta:table-count="1" meta:image-count="0" meta:object-count="0" meta:page-count="1" meta:paragraph-count="17" meta:word-count="79" meta:character-count="338" meta:non-whitespace-character-count="2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